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1cm" fo:margin-left="0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7.2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0cd85f" officeooo:paragraph-rsid="000b796a"/>
    </style:style>
    <style:style style:name="P2" style:family="paragraph" style:parent-style-name="Standard">
      <style:paragraph-properties fo:break-before="page"/>
      <style:text-properties fo:language="fr" fo:country="FR" officeooo:rsid="000cd85f" officeooo:paragraph-rsid="000b796a"/>
    </style:style>
    <style:style style:name="P3" style:family="paragraph" style:parent-style-name="Table_20_Contents">
      <style:text-properties officeooo:rsid="000d8d70" officeooo:paragraph-rsid="000b796a"/>
    </style:style>
    <style:style style:name="P4" style:family="paragraph" style:parent-style-name="Table_20_Contents">
      <style:text-properties officeooo:rsid="000b796a" officeooo:paragraph-rsid="000b796a"/>
    </style:style>
    <style:style style:name="P5" style:family="paragraph" style:parent-style-name="Table_20_Contents">
      <style:text-properties officeooo:rsid="000d3ad1" officeooo:paragraph-rsid="000d3ad1"/>
    </style:style>
    <style:style style:name="P6" style:family="paragraph" style:parent-style-name="Table_20_Contents">
      <style:text-properties officeooo:rsid="000d8d70" officeooo:paragraph-rsid="000b796a"/>
    </style:style>
    <style:style style:name="P7" style:family="paragraph" style:parent-style-name="Table_20_Contents">
      <style:text-properties officeooo:rsid="000e76d2" officeooo:paragraph-rsid="000e76d2"/>
    </style:style>
    <style:style style:name="P8" style:family="paragraph" style:parent-style-name="Table_20_Contents">
      <style:text-properties officeooo:rsid="0011a9bf" officeooo:paragraph-rsid="0011a9bf"/>
    </style:style>
    <style:style style:name="P9" style:family="paragraph" style:parent-style-name="Table_20_Contents">
      <style:text-properties officeooo:rsid="001339d5" officeooo:paragraph-rsid="001339d5"/>
    </style:style>
    <style:style style:name="P10" style:family="paragraph" style:parent-style-name="Standard" style:list-style-name="L1">
      <style:text-properties fo:language="fr" fo:country="FR" officeooo:rsid="000cd85f" officeooo:paragraph-rsid="000b796a"/>
    </style:style>
    <style:style style:name="P11" style:family="paragraph" style:parent-style-name="Standard">
      <style:text-properties fo:language="fr" fo:country="FR" officeooo:rsid="001339d5" officeooo:paragraph-rsid="001339d5"/>
    </style:style>
    <style:style style:name="P12" style:family="paragraph" style:parent-style-name="Standard" style:list-style-name="L2">
      <style:text-properties fo:language="fr" fo:country="FR" officeooo:rsid="001339d5" officeooo:paragraph-rsid="001339d5"/>
    </style:style>
    <style:style style:name="T1" style:family="text">
      <style:text-properties officeooo:rsid="000b796a"/>
    </style:style>
    <style:style style:name="T2" style:family="text">
      <style:text-properties officeooo:rsid="000d3ad1"/>
    </style:style>
    <style:style style:name="T3" style:family="text">
      <style:text-properties officeooo:rsid="000e76d2"/>
    </style:style>
    <style:style style:name="T4" style:family="text">
      <style:text-properties officeooo:rsid="0011a9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Analiza los sentimientos de los dos personajes a lo largo del texto” → Question typique </text:p>
      <text:list xml:id="list2741765393863583060" text:style-name="L1">
        <text:list-item>
          <text:p text:style-name="P10">Arguments </text:p>
        </text:list-item>
        <text:list-item>
          <text:p text:style-name="P10">Analyse (justifier) </text:p>
        </text:list-item>
        <text:list-item>
          <text:p text:style-name="P10">Vocabulaire </text:p>
        </text:list-item>
      </text:list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">Lignes</text:p>
          </table:table-cell>
          <table:table-cell table:style-name="Tableau1.A1" office:value-type="string">
            <text:p text:style-name="P3">Luz</text:p>
          </table:table-cell>
          <table:table-cell table:style-name="Tableau1.C1" office:value-type="string">
            <text:p text:style-name="P3">Carlos</text:p>
          </table:table-cell>
        </table:table-row>
        <table:table-row>
          <table:table-cell table:style-name="Tableau1.A2" office:value-type="string">
            <text:p text:style-name="P4">10</text:p>
          </table:table-cell>
          <table:table-cell table:style-name="Tableau1.A2" office:value-type="string">
            <text:p text:style-name="P3">« <text:span text:style-name="T1">Se odiaba por estar diciendo todas estas palabras confusas. » </text:span></text:p>
            <text:p text:style-name="P3">→<text:span text:style-name="T3"> Nerveuse et stressée </text:span>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16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>« <text:span text:style-name="T2">¿Sos argentina? » → Tutoiement</text:span></text:p>
            <text:p text:style-name="P3">→<text:span text:style-name="T2"> Attachement envers Luz </text:span></text:p>
          </table:table-cell>
        </table:table-row>
        <table:table-row>
          <table:table-cell table:style-name="Tableau1.A2" office:value-type="string">
            <text:p text:style-name="P4">16</text:p>
          </table:table-cell>
          <table:table-cell table:style-name="Tableau1.A2" office:value-type="string">
            <text:p text:style-name="P3">« <text:span text:style-name="T1">¡Sos, le había dicho sos! » </text:span></text:p>
            <text:p text:style-name="P3">→<text:span text:style-name="T2"> Etonnement </text:span></text:p>
            <text:p text:style-name="P3">→<text:span text:style-name="T3"> Elle reconnaît que Carlos est argentin </text:span>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7">17</text:p>
          </table:table-cell>
          <table:table-cell table:style-name="Tableau1.A2" office:value-type="string">
            <text:p text:style-name="P3">→ <text:span text:style-name="T3">Suspicieuse </text:span></text:p>
            <text:p text:style-name="P3">→<text:span text:style-name="T3"> Veut être sûre </text:span>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7">18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>« <text:span text:style-name="T3">y se rió » → Détendu </text:span></text:p>
          </table:table-cell>
        </table:table-row>
        <table:table-row>
          <table:table-cell table:style-name="Tableau1.A2" office:value-type="string">
            <text:p text:style-name="P9">19</text:p>
          </table:table-cell>
          <table:table-cell table:style-name="Tableau1.A2" office:value-type="string">
            <text:p text:style-name="P9">Elle entre dans le vif du sujet 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8">20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Standard">« <text:span text:style-name="T4">Largo silencio »</text:span></text:p>
            <text:p text:style-name="Standard">« <text:span text:style-name="T4">tono muy seco »</text:span></text:p>
            <text:p text:style-name="Standard">→<text:span text:style-name="T4"> Changement d’ambiance 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</table:table>
      <text:p text:style-name="P1"/>
      <text:p text:style-name="P11">Remarque :</text:p>
      <text:list xml:id="list3722226985850579752" text:style-name="L2">
        <text:list-item>
          <text:p text:style-name="P12">Au début : Luz stressée, Carlos détendu </text:p>
        </text:list-item>
        <text:list-item>
          <text:p text:style-name="P12">Dès ligne 20 : Luz se lance, Carlos sérieux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8:41:30.956000000</meta:creation-date>
    <dc:date>2019-05-27T09:55:23.108000000</dc:date>
    <meta:editing-duration>PT28M44S</meta:editing-duration>
    <meta:editing-cycles>6</meta:editing-cycles>
    <meta:generator>LibreOffice/5.1.6.2$Windows_x86 LibreOffice_project/07ac168c60a517dba0f0d7bc7540f5afa45f0909</meta:generator>
    <meta:document-statistic meta:table-count="1" meta:image-count="0" meta:object-count="0" meta:page-count="1" meta:paragraph-count="31" meta:word-count="125" meta:character-count="632" meta:non-whitespace-character-count="526"/>
  </office:meta>
</office:document-meta>
</file>